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145278" officeooo:paragraph-rsid="00145278" style:font-size-asian="12pt" style:font-size-complex="12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112c25" officeooo:paragraph-rsid="00145278" style:font-size-asian="12pt" style:font-size-complex="12pt"/>
    </style:style>
    <style:style style:name="T1" style:family="text">
      <style:text-properties officeooo:rsid="00145278"/>
    </style:style>
    <style:style style:name="T2" style:family="text">
      <style:text-properties officeooo:rsid="0015bc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278" style:font-weight-asian="bold" style:font-weight-complex="bold"/>
    </style:style>
    <style:style style:name="T5" style:family="text">
      <style:text-properties fo:font-weight="bold" officeooo:rsid="00112c25" style:font-weight-asian="bold" style:font-weight-complex="bold"/>
    </style:style>
    <style:style style:name="T6" style:family="text">
      <style:text-properties officeooo:rsid="00165a7b"/>
    </style:style>
    <style:style style:name="T7" style:family="text">
      <style:text-properties officeooo:rsid="00112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WithinHQ<text:line-break/>@<text:span text:style-name="T6">DesignatedDoctorsOnly<text:line-break/></text:span><text:span text:style-name="T5">public</text:span><text:span text:style-name="T7"> UserData readUserSensitiveData(<text:line-break/> <text:s text:c="17"/>User user, CallerLocation cl) {</text:span></text:p>
      <text:p text:style-name="P2"><text:s text:c="2"/><text:span text:style-name="T1"><text:s/></text:span><text:span text:style-name="T4">return</text:span><text:span text:style-name="T1"> // retrieve user data from pods;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8T21:41:48.334970902</dc:date>
    <meta:editing-duration>PT15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8" meta:character-count="164" meta:non-whitespace-character-count="128"/>
  </office:meta>
</office:document-meta>
</file>